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1210" calcext:value-type="float">
            <text:p>1210</text:p>
          </table:table-cell>
          <table:table-cell/>
          <table:table-cell office:value-type="float" office:value="1510" calcext:value-type="float">
            <text:p>15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620" calcext:value-type="float">
            <text:p>620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1220" calcext:value-type="float">
            <text:p>1220</text:p>
          </table:table-cell>
          <table:table-cell/>
          <table:table-cell office:value-type="float" office:value="1520" calcext:value-type="float">
            <text:p>15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1230" calcext:value-type="float">
            <text:p>1230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640" calcext:value-type="float">
            <text:p>640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office:value-type="float" office:value="1240" calcext:value-type="float">
            <text:p>12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950" calcext:value-type="float">
            <text:p>950</text:p>
          </table:table-cell>
          <table:table-cell/>
          <table:table-cell office:value-type="float" office:value="1250" calcext:value-type="float">
            <text:p>1250</text:p>
          </table:table-cell>
          <table:table-cell/>
          <table:table-cell office:value-type="float" office:value="1550" calcext:value-type="float">
            <text:p>155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300" calcext:value-type="float">
            <text:p>1300</text:p>
          </table:table-cell>
          <table:table-cell/>
          <table:table-cell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710" calcext:value-type="float">
            <text:p>710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1310" calcext:value-type="float">
            <text:p>1310</text:p>
          </table:table-cell>
          <table:table-cell/>
          <table:table-cell office:value-type="float" office:value="1610" calcext:value-type="float">
            <text:p>161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720" calcext:value-type="float">
            <text:p>720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1630" calcext:value-type="float">
            <text:p>163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440" calcext:value-type="float">
            <text:p>440</text:p>
          </table:table-cell>
          <table:table-cell/>
          <table:table-cell office:value-type="float" office:value="740" calcext:value-type="float">
            <text:p>740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750" calcext:value-type="float">
            <text:p>7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800" calcext:value-type="float">
            <text:p>80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1700" calcext:value-type="float">
            <text:p>170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office:value-type="float" office:value="1410" calcext:value-type="float">
            <text:p>141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530" calcext:value-type="float">
            <text:p>530</text:p>
          </table:table-cell>
          <table:table-cell/>
          <table:table-cell office:value-type="float" office:value="830" calcext:value-type="float">
            <text:p>830</text:p>
          </table:table-cell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1430" calcext:value-type="float">
            <text:p>143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540" calcext:value-type="float">
            <text:p>540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1140" calcext:value-type="float">
            <text:p>1140</text:p>
          </table:table-cell>
          <table:table-cell/>
          <table:table-cell office:value-type="float" office:value="1440" calcext:value-type="float">
            <text:p>144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550" calcext:value-type="float">
            <text:p>550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1150" calcext:value-type="float">
            <text:p>1150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1200" calcext:value-type="float">
            <text:p>12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3T15:28:22.741000000</meta:creation-date>
    <dc:date>2021-12-03T16:20:23.016000000</dc:date>
    <meta:editing-duration>PT21M39S</meta:editing-duration>
    <meta:editing-cycles>1</meta:editing-cycles>
    <meta:document-statistic meta:table-count="1" meta:cell-count="122" meta:object-count="0"/>
    <meta:generator>LibreOffice/6.1.2.1$Windows_X86_64 LibreOffice_project/65905a128db06ba48db947242809d14d3f9a93fe</meta:generator>
  </office:meta>
</office:document-meta>
</file>